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03cm" fo:min-width="7.04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7.7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25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6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77cm" fo:min-width="4.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7cm"/>
    </style:style>
    <style:style style:name="gr1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49cm" fo:min-width="3.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151cm" fo:min-width="3.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3.8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545cm" svg:height="0.853cm" svg:x="7.023cm" svg:y="4.329cm">
          <text:p text:style-name="P1"><text:span text:style-name="T1">Initialisation des périphérique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59cm" svg:height="1.9cm" svg:x="1cm" svg:y="1cm">
          <draw:text-box>
            <text:p text:style-name="P3"><text:span text:style-name="T2">Mise en marche</text:span></text:p>
          </draw:text-box>
        </draw:frame>
        <draw:custom-shape draw:style-name="gr3" draw:text-style-name="P2" xml:id="id2" draw:id="id2" draw:layer="layout" svg:width="8.255cm" svg:height="0.77cm" svg:x="6.668cm" svg:y="6.61cm">
          <text:p text:style-name="P1"><text:span text:style-name="T1">Active l’alim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755cm" svg:height="1cm" svg:x="8.418cm" svg:y="8.809cm">
          <text:p text:style-name="P1"><text:span text:style-name="T1">Envoit l’identité (fixe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9cm" svg:height="0.9cm" svg:x="6.295cm" svg:y="11.237cm">
          <text:p text:style-name="P1"><text:span text:style-name="T1">R</text:span><text:span text:style-name="T1">éc</text:span><text:span text:style-name="T1">ep</text:span><text:span text:style-name="T1">tio</text:span><text:span text:style-name="T1">n </text:span><text:span text:style-name="T1">de </text:span><text:span text:style-name="T1">la </text:span><text:span text:style-name="T1">li</text:span><text:span text:style-name="T1">mi</text:span><text:span text:style-name="T1">te </text:span><text:span text:style-name="T1">de </text:span><text:span text:style-name="T1">co</text:span><text:span text:style-name="T1">ur</text:span><text:span text:style-name="T1">a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7.3cm" svg:height="0.9cm" svg:x="7.145cm" svg:y="13.566cm">
          <text:p text:style-name="P1"><text:span text:style-name="T1">Réception de la consigne de dé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7.3cm" svg:height="0.9cm" svg:x="7.145cm" svg:y="15.895cm">
          <text:p text:style-name="P1"><text:span text:style-name="T1">Fonctionnement normal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795cm" svg:y1="5.182cm" svg:x2="10.795cm" svg:y2="6.61cm" draw:start-shape="id1" draw:start-glue-point="2" draw:end-shape="id2" draw:end-glue-point="0" svg:d="M10795 5182v1428" svg:viewBox="0 0 1 1429">
          <text:p/>
        </draw:connector>
        <draw:connector draw:style-name="gr7" draw:text-style-name="P5" draw:layer="layout" svg:x1="10.795cm" svg:y1="7.38cm" svg:x2="10.795cm" svg:y2="8.809cm" draw:start-shape="id2" draw:start-glue-point="2" draw:end-shape="id3" draw:end-glue-point="0" svg:d="M10795 7380v1429" svg:viewBox="0 0 1 1430">
          <text:p/>
        </draw:connector>
        <draw:connector draw:style-name="gr7" draw:text-style-name="P5" draw:layer="layout" svg:x1="10.795cm" svg:y1="9.809cm" svg:x2="10.795cm" svg:y2="11.237cm" draw:start-shape="id3" draw:start-glue-point="2" draw:end-shape="id4" draw:end-glue-point="0" svg:d="M10795 9809v1428" svg:viewBox="0 0 1 1429">
          <text:p/>
        </draw:connector>
        <draw:connector draw:style-name="gr7" draw:text-style-name="P5" draw:layer="layout" svg:x1="10.795cm" svg:y1="12.137cm" svg:x2="10.795cm" svg:y2="13.566cm" draw:start-shape="id4" draw:start-glue-point="2" draw:end-shape="id5" draw:end-glue-point="0" svg:d="M10795 12137v1429" svg:viewBox="0 0 1 1430">
          <text:p/>
        </draw:connector>
        <draw:connector draw:style-name="gr7" draw:text-style-name="P5" draw:layer="layout" svg:x1="10.795cm" svg:y1="14.466cm" svg:x2="10.795cm" svg:y2="15.895cm" draw:start-shape="id5" draw:start-glue-point="2" draw:end-shape="id6" draw:end-glue-point="0" svg:d="M10795 14466v1429" svg:viewBox="0 0 1 1430">
          <text:p/>
        </draw:connector>
      </draw:page>
      <draw:page draw:name="page2" draw:style-name="dp1" draw:master-page-name="Default">
        <draw:frame draw:style-name="gr2" draw:text-style-name="P4" draw:layer="layout" svg:width="19.59cm" svg:height="1.9cm" svg:x="1cm" svg:y="1cm">
          <draw:text-box>
            <text:p text:style-name="P3"><text:span text:style-name="T2">Lecture de </text:span><text:span text:style-name="T2">courant</text:span></text:p>
          </draw:text-box>
        </draw:frame>
        <draw:custom-shape draw:style-name="gr5" draw:text-style-name="P2" xml:id="id7" draw:id="id7" draw:layer="layout" svg:width="9cm" svg:height="0.9cm" svg:x="5.6cm" svg:y="5.5cm">
          <text:p text:style-name="P1"><text:span text:style-name="T1">Lecture de la tension de la sh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4cm" svg:height="0.9cm" svg:x="8.1cm" svg:y="7.943cm">
          <text:p text:style-name="P1"><text:span text:style-name="T1">Filtre les </text:span><text:span text:style-name="T1">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7.9cm" svg:height="0.9cm" svg:x="6.15cm" svg:y="12.829cm">
          <text:p text:style-name="P1"><text:span text:style-name="T1">Compare les résultats avec les limi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7cm" svg:height="1.227cm" svg:x="1.625cm" svg:y="16.673cm">
          <text:p text:style-name="P1"><text:span text:style-name="T1">Lecture &gt; limite Déchar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4.7cm" svg:height="1.227cm" svg:x="14.8cm" svg:y="16.673cm">
          <text:p text:style-name="P1"><text:span text:style-name="T1">Lecture &gt; <text:s/>limite </text:span><text:span text:style-name="T1">Charg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5cm" svg:height="1.9cm" svg:x="1.475cm" svg:y="19.116cm">
          <text:p text:style-name="P1"><text:span text:style-name="T1">Envoit un message d’erreur (Décharge excessive) au MAS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5cm" svg:height="1.9cm" svg:x="14.65cm" svg:y="19.116cm">
          <text:p text:style-name="P1"><text:span text:style-name="T1">Envoit un message d’erreur (Charge excesive) au MAS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9.3cm" svg:height="0.9cm" svg:x="5.45cm" svg:y="10.386cm">
          <text:p text:style-name="P1"><text:span text:style-name="T1">Sauve les lectures dans la base de donnée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1cm" svg:y1="6.4cm" svg:x2="10.1cm" svg:y2="7.943cm" draw:start-shape="id7" draw:start-glue-point="2" draw:end-shape="id8" draw:end-glue-point="0" svg:d="M10100 6400v1543" svg:viewBox="0 0 1 1544">
          <text:p/>
        </draw:connector>
        <draw:connector draw:style-name="gr7" draw:text-style-name="P5" draw:layer="layout" svg:x1="10.1cm" svg:y1="8.843cm" svg:x2="10.1cm" svg:y2="10.386cm" draw:start-shape="id8" draw:start-glue-point="2" draw:end-shape="id9" draw:end-glue-point="0" svg:d="M10100 8843v1543" svg:viewBox="0 0 1 1544">
          <text:p/>
        </draw:connector>
        <draw:connector draw:style-name="gr7" draw:text-style-name="P5" draw:layer="layout" svg:x1="10.1cm" svg:y1="11.286cm" svg:x2="10.1cm" svg:y2="12.829cm" draw:start-shape="id9" draw:start-glue-point="2" draw:end-shape="id10" draw:end-glue-point="0" svg:d="M10100 11286v1543" svg:viewBox="0 0 1 1544">
          <text:p/>
        </draw:connector>
        <draw:connector draw:style-name="gr7" draw:text-style-name="P5" draw:layer="layout" svg:x1="10.1cm" svg:y1="13.729cm" svg:x2="3.975cm" svg:y2="16.673cm" draw:start-shape="id10" draw:start-glue-point="2" draw:end-shape="id11" svg:d="M10100 13729v1472h-6125v1472" svg:viewBox="0 0 6126 2945">
          <text:p/>
        </draw:connector>
        <draw:connector draw:style-name="gr7" draw:text-style-name="P5" draw:layer="layout" svg:x1="10.1cm" svg:y1="13.729cm" svg:x2="17.15cm" svg:y2="16.673cm" draw:start-shape="id10" draw:start-glue-point="2" draw:end-shape="id12" svg:d="M10100 13729v1472h7050v1472" svg:viewBox="0 0 7051 2945">
          <text:p/>
        </draw:connector>
        <draw:connector draw:style-name="gr7" draw:text-style-name="P5" draw:layer="layout" draw:line-skew="2.099cm -0.499cm" svg:x1="14.05cm" svg:y1="13.279cm" svg:x2="10.1cm" svg:y2="5.5cm" draw:start-shape="id10" draw:start-glue-point="1" draw:end-shape="id7" draw:end-glue-point="0" svg:d="M14050 13279h3150v-8779h-7100v1000" svg:viewBox="0 0 7101 8780">
          <text:p/>
        </draw:connector>
        <draw:connector draw:style-name="gr7" draw:text-style-name="P5" draw:layer="layout" svg:x1="3.975cm" svg:y1="17.9cm" svg:x2="3.975cm" svg:y2="19.116cm" draw:start-shape="id11" draw:start-glue-point="2" draw:end-shape="id13" draw:end-glue-point="0" svg:d="M3975 17900v1216" svg:viewBox="0 0 1 1217">
          <text:p/>
        </draw:connector>
        <draw:connector draw:style-name="gr7" draw:text-style-name="P5" draw:layer="layout" svg:x1="17.15cm" svg:y1="17.9cm" svg:x2="17.15cm" svg:y2="19.116cm" draw:start-shape="id12" draw:start-glue-point="2" draw:end-shape="id14" draw:end-glue-point="0" svg:d="M17150 17900v1216" svg:viewBox="0 0 1 1217">
          <text:p/>
        </draw:connector>
      </draw:page>
      <draw:page draw:name="page3" draw:style-name="dp1" draw:master-page-name="Default">
        <draw:custom-shape draw:style-name="gr13" draw:text-style-name="P7" xml:id="id17" draw:id="id17" draw:layer="layout" svg:width="5.3cm" svg:height="2.5cm" svg:x="7.05cm" svg:y="7.7cm">
          <text:p text:style-name="P6"><text:span text:style-name="T3">Lecture de la base de </text:span><text:span text:style-name="T3">données pour les </text:span><text:span text:style-name="T3">messages destinés au bus </text:span><text:span text:style-name="T3">CAN extern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5" draw:id="id15" draw:layer="layout" svg:width="6.2cm" svg:height="1.8cm" svg:x="6.6cm" svg:y="14.6cm">
          <text:p text:style-name="P6"><text:span text:style-name="T3">Envoie des messages sur </text:span><text:span text:style-name="T3">le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svg:x1="12.8cm" svg:y1="15.5cm" svg:x2="15.65cm" svg:y2="12.9cm" draw:start-shape="id15" draw:start-glue-point="1" draw:end-shape="id16" draw:end-glue-point="2" svg:d="M12800 15500h2850v-2600" svg:viewBox="0 0 2851 2601">
          <text:p/>
        </draw:connector>
        <draw:connector draw:style-name="gr7" draw:text-style-name="P5" draw:layer="layout" svg:x1="15.65cm" svg:y1="11.9cm" svg:x2="12.35cm" svg:y2="8.95cm" draw:start-shape="id16" draw:start-glue-point="0" draw:end-shape="id17" draw:end-glue-point="1" svg:d="M15650 11900v-2950h-3300" svg:viewBox="0 0 3301 2951">
          <text:p/>
        </draw:connector>
        <draw:custom-shape draw:style-name="gr16" draw:text-style-name="P7" xml:id="id16" draw:id="id16" draw:layer="layout" svg:width="5.1cm" svg:height="1cm" svg:x="13.1cm" svg:y="11.9cm">
          <text:p text:style-name="P6"><text:span text:style-name="T3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9.7cm" svg:y1="10.2cm" svg:x2="9.7cm" svg:y2="14.6cm" draw:start-shape="id17" draw:start-glue-point="2" draw:end-shape="id15" draw:end-glue-point="0" svg:d="M9700 10200v4400" svg:viewBox="0 0 1 4401">
          <text:p/>
        </draw:connector>
        <draw:frame draw:style-name="gr2" draw:text-style-name="P4" draw:layer="layout" svg:width="19.59cm" svg:height="1.9cm" svg:x="1cm" svg:y="1cm">
          <draw:text-box>
            <text:p text:style-name="P3"><text:span text:style-name="T2">CAN <text:s/>TX</text:span></text:p>
          </draw:text-box>
        </draw:frame>
      </draw:page>
      <draw:page draw:name="page4" draw:style-name="dp1" draw:master-page-name="Default">
        <draw:custom-shape draw:style-name="gr17" draw:text-style-name="P7" xml:id="id19" draw:id="id19" draw:layer="layout" svg:width="4.4cm" svg:height="0.899cm" svg:x="7.4cm" svg:y="12.553cm">
          <text:p text:style-name="P6"><text:span text:style-name="T3">Identifie le </text:span><text:span text:style-name="T3">contenu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8" draw:id="id18" draw:layer="layout" svg:width="4.4cm" svg:height="1.401cm" svg:x="7.4cm" svg:y="8.8cm">
          <text:p text:style-name="P6"><text:span text:style-name="T3">Reçoit un </text:span></text:p>
          <text:p text:style-name="P6"><text:span text:style-name="T3">message CAN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0" draw:id="id20" draw:layer="layout" svg:width="4.3cm" svg:height="1.299cm" svg:x="7.45cm" svg:y="15.801cm">
          <text:p text:style-name="P6"><text:span text:style-name="T3">Met à </text:span><text:span text:style-name="T3">jour la </text:span><text:span text:style-name="T3">base </text:span></text:p>
          <text:p text:style-name="P6"><text:span text:style-name="T3">de </text:span><text:span text:style-name="T3">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9.6cm" svg:y1="10.201cm" svg:x2="9.6cm" svg:y2="12.553cm" draw:start-shape="id18" draw:start-glue-point="2" draw:end-shape="id19" draw:end-glue-point="0" svg:d="M9600 10201v2352" svg:viewBox="0 0 1 2353">
          <text:p/>
        </draw:connector>
        <draw:connector draw:style-name="gr7" draw:text-style-name="P5" draw:layer="layout" svg:x1="9.6cm" svg:y1="13.452cm" svg:x2="9.6cm" svg:y2="15.801cm" draw:start-shape="id19" draw:start-glue-point="2" draw:end-shape="id20" draw:end-glue-point="0" svg:d="M9600 13452v2349" svg:viewBox="0 0 1 2350">
          <text:p/>
        </draw:connector>
        <draw:connector draw:style-name="gr7" draw:text-style-name="P5" draw:layer="layout" draw:line-skew="0.7cm 8.701cm -0.898cm" svg:x1="9.6cm" svg:y1="17.1cm" svg:x2="9.6cm" svg:y2="8.8cm" draw:start-shape="id20" draw:start-glue-point="2" draw:end-shape="id18" draw:end-glue-point="0" svg:d="M9600 17100v1200h6000v-10900h-6000v1400" svg:viewBox="0 0 6001 10901">
          <text:p/>
        </draw:connector>
        <draw:frame draw:style-name="gr2" draw:text-style-name="P4" draw:layer="layout" svg:width="19.59cm" svg:height="1.9cm" svg:x="1cm" svg:y="1cm">
          <draw:text-box>
            <text:p text:style-name="P3"><text:span text:style-name="T2">CAN <text:s/>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49:15.859726152</meta:creation-date>
    <meta:generator>LibreOffice/5.2.7.2$Linux_X86_64 LibreOffice_project/20m0$Build-2</meta:generator>
    <dc:date>2017-06-08T21:13:34.359723812</dc:date>
    <meta:editing-duration>PT1H8M59S</meta:editing-duration>
    <meta:editing-cycles>20</meta:editing-cycles>
    <meta:document-statistic meta:object-count="43"/>
  </office:meta>
</office:document-meta>
</file>